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63405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405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405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405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405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405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405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405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1952" calcext:value-type="float">
            <text:p>55.2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405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405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3248" calcext:value-type="float">
            <text:p>54.9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405</text:p>
          </table:table-cell>
          <table:table-cell office:value-type="string" calcext:value-type="string">
            <text:p>201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405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405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0312" calcext:value-type="float">
            <text:p>53.5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405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1192" calcext:value-type="float">
            <text:p>52.9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405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1968" calcext:value-type="float">
            <text:p>52.3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405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0864" calcext:value-type="float">
            <text:p>51.8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405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6776" calcext:value-type="float">
            <text:p>51.1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405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0224" calcext:value-type="float">
            <text:p>50.5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405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405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768" calcext:value-type="float">
            <text:p>49.5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405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8456" calcext:value-type="float">
            <text:p>49.3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405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5848" calcext:value-type="float">
            <text:p>49.0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405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132" calcext:value-type="float">
            <text:p>48.6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405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7456" calcext:value-type="float">
            <text:p>48.9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405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2464" calcext:value-type="float">
            <text:p>49.4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405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0544" calcext:value-type="float">
            <text:p>49.3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